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81954277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531151957931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59177882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5312825998494" text:continue-list="list14531151957931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59177882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5312598385846" text:continue-list="list14531282599849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5312699631555"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531144192985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27T14:53:10.864692100</dc:date>
    <meta:editing-duration>P15DT10H35M32S</meta:editing-duration>
    <meta:editing-cycles>694</meta:editing-cycles>
    <meta:generator>LibreOffice/25.2.5.2$Windows_X86_64 LibreOffice_project/03d19516eb2e1dd5d4ccd751a0d6f35f35e08022</meta:generator>
    <meta:document-statistic meta:table-count="6" meta:image-count="7" meta:object-count="0" meta:page-count="111" meta:paragraph-count="1699" meta:word-count="38039" meta:character-count="239712" meta:non-whitespace-character-count="19941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